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211396"/>
    </style:style>
    <style:style style:name="P2" style:family="paragraph" style:parent-style-name="Text_20_body">
      <style:text-properties officeooo:paragraph-rsid="0021bd04"/>
    </style:style>
    <style:style style:name="P3" style:family="paragraph" style:parent-style-name="Heading">
      <style:text-properties officeooo:paragraph-rsid="00277a61"/>
    </style:style>
    <style:style style:name="P4" style:family="paragraph" style:parent-style-name="Text_20_body">
      <style:text-properties officeooo:paragraph-rsid="0034ca1a"/>
    </style:style>
    <style:style style:name="P5" style:family="paragraph" style:parent-style-name="Heading_20_1">
      <style:text-properties officeooo:paragraph-rsid="002907cc"/>
    </style:style>
    <style:style style:name="T1" style:family="text">
      <style:text-properties fo:font-style="italic" style:font-style-asian="italic" style:font-style-complex="italic"/>
    </style:style>
    <style:style style:name="T2" style:family="text">
      <style:text-properties fo:font-style="italic" officeooo:rsid="002d656c" style:font-style-asian="italic" style:font-style-complex="italic"/>
    </style:style>
    <style:style style:name="T3" style:family="text">
      <style:text-properties officeooo:rsid="00225f09"/>
    </style:style>
    <style:style style:name="T4" style:family="text">
      <style:text-properties fo:font-weight="bold" style:font-weight-asian="bold" style:font-weight-complex="bold"/>
    </style:style>
    <style:style style:name="T5" style:family="text">
      <style:text-properties officeooo:rsid="00229005"/>
    </style:style>
    <style:style style:name="T6" style:family="text">
      <style:text-properties officeooo:rsid="00245281"/>
    </style:style>
    <style:style style:name="T7" style:family="text">
      <style:text-properties officeooo:rsid="00256350"/>
    </style:style>
    <style:style style:name="T8" style:family="text">
      <style:text-properties style:font-name="DejaVu Serif1" fo:font-size="11pt" officeooo:rsid="002f825a" style:font-name-asian="Noto Sans CJK JP" style:font-size-asian="11pt"/>
    </style:style>
    <style:style style:name="T9" style:family="text">
      <style:text-properties style:font-name="DejaVu Serif1" fo:font-size="11pt" fo:font-style="italic" officeooo:rsid="00256350" style:font-name-asian="Noto Sans CJK JP" style:font-size-asian="11pt" style:font-style-asian="italic" style:font-style-complex="italic"/>
    </style:style>
    <style:style style:name="T10" style:family="text">
      <style:text-properties officeooo:rsid="00277a61"/>
    </style:style>
    <style:style style:name="T11" style:family="text">
      <style:text-properties style:use-window-font-color="true" loext:opacity="0%" fo:font-weight="bold" style:font-weight-asian="bold" style:font-weight-complex="bold"/>
    </style:style>
    <style:style style:name="T12" style:family="text">
      <style:text-properties fo:font-size="24pt" style:font-size-asian="24pt" style:font-size-complex="24pt"/>
    </style:style>
    <style:style style:name="T13" style:family="text">
      <style:text-properties fo:font-size="18pt" style:font-size-asian="18pt" style:font-size-complex="18pt"/>
    </style:style>
    <style:style style:name="T14" style:family="text">
      <style:text-properties officeooo:rsid="002907cc"/>
    </style:style>
    <style:style style:name="T15" style:family="text">
      <style:text-properties officeooo:rsid="002ad343"/>
    </style:style>
    <style:style style:name="T16" style:family="text">
      <style:text-properties officeooo:rsid="002ba91e"/>
    </style:style>
    <style:style style:name="T17" style:family="text">
      <style:text-properties officeooo:rsid="002d043d"/>
    </style:style>
    <style:style style:name="T18" style:family="text">
      <style:text-properties officeooo:rsid="002d656c"/>
    </style:style>
    <style:style style:name="T19" style:family="text">
      <style:text-properties officeooo:rsid="002eef24"/>
    </style:style>
    <style:style style:name="T20" style:family="text">
      <style:text-properties officeooo:rsid="002f825a"/>
    </style:style>
    <style:style style:name="T21" style:family="text">
      <style:text-properties officeooo:rsid="00304075"/>
    </style:style>
    <style:style style:name="T22" style:family="text">
      <style:text-properties officeooo:rsid="0034ca1a"/>
    </style:style>
    <style:style style:name="T23" style:family="text">
      <style:text-properties officeooo:rsid="0036828a"/>
    </style:style>
    <style:style style:name="T24" style:family="text">
      <style:text-properties officeooo:rsid="003870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3">.<text:line-break/>.<text:line-break/>.<text:line-break/>..<text:line-break/>...<text:line-break/></text:span><text:span text:style-name="T12">風土<text:line-break/>——人間学的</text:span><text:span text:style-name="T12"><text:note text:id="ftn1" text:note-class="endnote"><text:note-citation>i</text:note-citation><text:note-body><text:p text:style-name="Endnote">No dictionary enabled ! You should enable at least one dictionary using the checkboxes or the option menu</text:p></text:note-body></text:note></text:span><text:span text:style-name="T12"><text:note text:id="ftn2" text:note-class="endnote"><text:note-citation>ii</text:note-citation><text:note-body><text:p text:style-name="Endnote">No dictionary enabled ! You should enable at least one dictionary using the checkboxes or the option menu</text:p></text:note-body></text:note></text:span><text:span text:style-name="T12">考察—</text:span><text:span text:style-name="T13">—<text:line-break/>...<text:line-break/>..<text:line-break/>..<text:line-break/>...<text:line-break/>和辻哲郎<text:line-break/>...<text:line-break/>..<text:line-break/>.</text:span></text:p>
      <text:h text:style-name="Heading_20_1" text:outline-level="1">序言 </text:h>
      <text:p text:style-name="Text_20_body">この書の目ざすところは人間存在の構造契機としての<text:span text:style-name="T4">風土性</text:span>を明らかにすることである。だからここでは自然環境がいかに人間生活を規定するかということが問題なのではない。通例自然環境と考えられているものは、人間の<text:span text:style-name="T4">風土性</text:span>を具体的地盤として、そこから対象的に解放され来たったものである。かかるものと人間生活との関係を考えるという時には、人間生活そのものもすでに対象化せられている。従ってそれは対象と対象との間の関係を考察する立場であって、主体的な人間存在にかかわる立場ではない。我々の問題は後者に存する。たといここで<text:span text:style-name="T4">風土</text:span>的形象が絶えず問題とせられているとしても、それは主体的な人間存在の表現としてであって、いわゆる自然環境としてではない。この点の混同はあらかじめ拒んでおきたいと思う。 </text:p>
      <text:p text:style-name="Text_20_body">L'objectif de ce livre est de clarifier la "fūdosei" en tant que moment structurel de l'existence humaine. Il ne s'agit donc pas <text:span text:style-name="T3">ici </text:span>de savoir comment l'environnement naturel détermine la vie humaine. Ce qui est communément considéré comme l'environnement naturel est <text:s/>ce qui s’est dégagé en tant qu’objet à partir de ce fond concret qu’est la "fūdosei" humaine. <text:span text:style-name="T3">L</text:span>orsqu<text:span text:style-name="T3">e l</text:span>'on considère la relation entre une telle chose et la vie humaine, la vie humaine elle-même est déjà saisie comme un objet. Par conséquent, cette manière de poser la question consiste à examiner la relation entre deux objets, et ne relève pas de la position qui prend pour point de départ l’existence humaine en tant que sujet. Notre <text:s/>problématique se situe dans cette dernière perspective. Même si l<text:span text:style-name="T5">es</text:span> figure<text:span text:style-name="T5">s</text:span> de la "fūdo" <text:span text:style-name="T5">sont</text:span> constamment en <text:span text:style-name="T5">discussion</text:span> ici, c'est en tant qu'expression<text:span text:style-name="T5">s</text:span> subjective<text:span text:style-name="T5">s</text:span> de l'existence humaine, et non <text:span text:style-name="T3">comme un simple </text:span>environnement naturel. Nous souhaitons <text:span text:style-name="T3">écar</text:span>ter à l'avance toute confusion sur ce point.</text:p>
      <text:p text:style-name="Text_20_body">自分が<text:span text:style-name="T4">風土性</text:span>の問題を考えはじめたのは、一九二七年の初夏、ベルリンにおいてハイデッガーの『有と時間』を読んだ時である。人の存在の構造を時間性として把捉する試みは、自分にとって非常に興味深いものであった。しかし時間性がかく主体的存在構造として活かされ<text:soft-page-break/>たときに、なぜ同時に空間性が、同じく根源的な存在構造として、活かされて来ないのか、それが自分には問題であった。もちろんハイデッガーにおいても空間性が全然顔を出さないのではない。人の存在における具体的な空間への注視からして、ドイツ浪漫派の「生ける自然」が新しく蘇生させられるかに見えている。しかしそれは時間性の強い照明のなかでほとんど影を失い去った。そこに自分はハイデッガーの仕事の限界を見たのである。空間性に即せざる時間性はいまだ真に時間性ではない。ハイデッガーがそこに留まったのは彼のDaseinがあくまでも個人に過ぎなかったからである。彼は人間存在をただ人の存在として捕えた。それは人間存在の個人的・社会的なる二重構造から見れば、単に抽象的なる一面に過ぎぬ。そこで人間存在がその具体的なる二重性において把捉せられるとき、時間性は空間性と相即し来たるのである。ハイデッガーにおいて充分具体的に現われて来ない歴史性も、かくして初めてその真相を呈露する。とともに、その歴史性が<text:span text:style-name="T4">風土性</text:span>と相即せるものであることも明らかとなるのである。 </text:p>
      <text:p text:style-name="Text_20_body">C'est au début de l'été 1927, à Berlin, en lisant "Être et Temps" de Heidegger, que j'ai commencé à réfléchir <text:span text:style-name="T5">à la question </text:span>de la "fūdosei". La tentative de Heidegger <text:span text:style-name="T5">de </text:span>saisir la structure de l'existence humaine comme <text:span text:style-name="T5">(à travers la) </text:span><text:s/>temporalité <text:span text:style-name="T5">m’a profondément</text:span> intéress<text:span text:style-name="T5">é</text:span>. Cependant, lorsque la temporalité était ainsi mise en avant comme structure d'existence subjective, pourquoi la spatialité ne l'était-elle pas simultanément, en tant que structure d'existence tout aussi fondamentale ? C'était là mon problème. Bien sûr, chez Heidegger, la spatialité n'est pas totalement absente. À travers <text:span text:style-name="T5">l’</text:span>attention <text:span text:style-name="T5">qu’il </text:span>porte à l'espace concret dans l'existence humaine, on a l'impression qu’<text:span text:style-name="T5">il fait revivre</text:span> la "nature vivante" des romantiques allemands. Mais cette spatialité s'efface presque complètement sous l'éclairage intense de la temporalité. C'est là que j'ai vu les limites du travail de Heidegger. Une temporalité qui <text:span text:style-name="T6">(</text:span>ne prend pas en compte la spatialité<text:span text:style-name="T6">) / (</text:span>ne s'accompagne pas d’une spatialité correspondante<text:span text:style-name="T6">) </text:span>n'est pas encore une véritable temporalité. Si Heidegger <text:span text:style-name="T6">en </text:span>est r<text:span text:style-name="T6">es</text:span>té là, c'est parce que son Dasein (<text:span text:style-name="T6">l’ “</text:span>être-là”) était réduit à l'individu. Il a saisi l'existence humaine simplement comme l'existence d'<text:span text:style-name="T6">un </text:span>homme, <text:span text:style-name="T6">ce qui</text:span>, consid<text:span text:style-name="T6">é</text:span>r<text:span text:style-name="T6">ant</text:span> la double structure - <text:span text:style-name="T6">individu</text:span>elle et sociale - de <text:soft-page-break/>l'existence humaine, <text:span text:style-name="T6">constitue </text:span>un <text:span text:style-name="T6">point de vue abstrait et partuiel (</text:span>unilatéral<text:span text:style-name="T6">)</text:span>. Lorsque l'existence humaine est saisie dans sa double réalité concrète, la temporalité et la spatialité se manifestent simultanément. L'historicité, qui n'apparaît pas <text:span text:style-name="T6">de manière pleinement </text:span>concrète chez Heidegger, <text:span text:style-name="T6">peut enfin se </text:span>rév<text:span text:style-name="T6">é</text:span>le<text:span text:style-name="T6">r</text:span> ainsi <text:span text:style-name="T6">dans </text:span>sa véritable nature. Et il devient clair que cette historicité est indissociable de la "fūdosei".</text:p>
      <text:p text:style-name="Text_20_body">このような問題が自分に現われて来たのは、時間性の綿密な分析に首を突っ込んだ自分がちょうどさまざまの<text:span text:style-name="T4">風土</text:span>の印象に心を充たされていたためであったかも知れぬ。が、またちょうどかかる問題が自分に現われて来たために<text:span text:style-name="T11">風土</text:span>の印象を反はん芻すうしあるいは<text:span text:style-name="T4">風土</text:span>の印象に対して注視を向けるということにもなったのである。だから自分にとって<text:span text:style-name="T4">風土</text:span>の問題を自覚せしめたものは時間性・歴史性の問題であると言ってよい。これらの問題に媒介せられることなしには、<text:span text:style-name="T4">風土</text:span>の印象は単に<text:span text:style-name="T4">風土</text:span>の印象として留まったであろう。が、右のごとき媒介によったということは、ちょうど<text:span text:style-name="T4">風土性</text:span>と歴史性との相即を示しているのである。 </text:p>
      <text:p text:style-name="Text_20_body">Ce genre de problème s'est présenté à moi parce que, alors que je m'étais plongé dans l'analyse minutieuse de la temporalité, j'étais précisément <text:span text:style-name="T6">imprégné</text:span> d<text:span text:style-name="T6">es </text:span>impressions de divers <text:span text:style-name="T9">fūdo</text:span>. Mais c'est aussi <text:span text:style-name="T6">juste</text:span>ment parce que ce genre de problème s'est présenté à moi que j'ai <text:span text:style-name="T7">été amené à </text:span>rumin<text:span text:style-name="T7">er</text:span> les impressions de <text:span text:style-name="T9">fūdo</text:span> ou <text:span text:style-name="T7">à </text:span>port<text:span text:style-name="T7">er</text:span> mon attention sur <text:span text:style-name="T7">c</text:span>es impressions. On peut donc dire que ce qui m'a fait prendre conscience d<text:span text:style-name="T14">es questions</text:span> de <text:span text:style-name="T9">fūdo</text:span>, c'est le problème de la temporalité et de l'historicité. Sans la médiation de ces problèmes, les impressions de <text:span text:style-name="T9">fūdo</text:span> seraient restées de simples impressions de <text:span text:style-name="T9">fūdo</text:span>. Mais le fait d'avoir utilisé une telle médiation montre précisément l'indissociabilité de la <text:s/><text:span text:style-name="T1">fūdosei</text:span> et de l'historicité.</text:p>
      <text:p text:style-name="Text_20_body">この書は大体において昭和三年九月より四年二月に至る講義の草案を基礎としている。この講義は、外遊より帰って間のない時、人間存在の時間性・空間性の問題を立ち入って考究する余裕もなく、ただ<text:span text:style-name="T4">風土</text:span>の問題のみを取り上げて論じてみたのである。が、この書の大部分は、右の草案のそれぞれの個所をその後おりにふれて書きなおし、断片的に発表したものである。草案の形をそのまま保存しているのは最<text:soft-page-break/>後の一章のみに過ぎない。が、もともと一つの連関において考えられたものであるから、未だはなはだ不備ではあるが、ここにひとまずまとめておくことにする。大方の識者の是正を得ば幸いである。</text:p>
      <text:p text:style-name="Text_20_body"><text:s/>Ce livre est basé sur le projet de cours donné de septembre 1928 à février 1929. Ce cours a été donné peu après mon retour d'un voyage à l'étranger, sans que j'aie eu le temps d'examiner en profondeur les problèmes de la temporalité et de la spatialité de l'existence humaine, et j'ai simplement abordé et discuté du problème d<text:span text:style-name="T23">u</text:span> <text:span text:style-name="T1">fūdo</text:span>. Cependant, la majeure partie de ce livre est une réécriture des différentes parties du projet susmentionné, que j'ai effectuée par la suite, et qui a été publiée de manière fragmentaire. Seul le dernier chapitre conserve la forme du projet original. Mais comme il s'agit d'une réflexion conçue dans une relation cohérente, je l'ai rassemblée ici pour le moment, bien qu'elle soit encore très imparfaite. Je serais heureux de recevoir les corrections des experts.</text:p>
      <text:p text:style-name="Text_20_body">昭和十年八月 <text:s text:c="3"/>Août 1935</text:p>
      <text:p text:style-name="Text_20_body">このたび新版を出すに当たって第三章の内シナの部を書き改めた。もとこの文章は昭和四年、左傾思想の流行していたころに書かれたもので、<text:span text:style-name="T4">風土</text:span>の考察に当時の左翼理論への駁論を混じえていた。今それを洗い落として純粋に<text:span text:style-name="T4">風土</text:span>の考察に引き直したのである。 </text:p>
      <text:p text:style-name="Text_20_body">À l'occasion de la publication de cette nouvelle édition, j'ai réécrit la partie sur la Chine dans le troisième chapitre. Ce texte a été écrit à l'origine en 1929, à l'époque où la pensée de gauche était à la mode, et il mélangeait à l'examen d<text:span text:style-name="T23">u</text:span> "fūdo" des réfutations de la théorie de gauche de l'époque. Maintenant, je l'ai nettoyé et ramené à un examen <text:span text:style-name="T23">dédié p</text:span>urement <text:span text:style-name="T23">au</text:span> <text:span text:style-name="T1">fūdo</text:span>.</text:p>
      <text:p text:style-name="Text_20_body">昭和十八年十一月 <text:s text:c="2"/>Novembre 1943</text:p>
      <text:p text:style-name="Text_20_body">著者 </text:p>
      <text:h text:style-name="P5" text:outline-level="1">第一章<text:line-break/><text:span text:style-name="T4">風土</text:span>の基礎理論 </text:h>
      <text:h text:style-name="Heading_20_2" text:outline-level="2">一 <text:line-break/><text:span text:style-name="T4">風土</text:span>の現象 </text:h>
      <text:p text:style-name="P1">Le<text:span text:style-name="T10">s</text:span> phénomène<text:span text:style-name="T10">s</text:span> d<text:span text:style-name="T22">u</text:span><text:span text:style-name="T10"> </text:span><text:span text:style-name="T1">fūdo</text:span></text:p>
      <text:p text:style-name="Text_20_body">ここに<text:span text:style-name="T4">風土</text:span>と呼ぶのはある土地の気候、気象、地質、地味、地形、景観などの総称である。それは古くは水土とも言われている。人間の環境としての自然を地水火風として把捉した古代の自然観がこれらの概念の背後にひそんでいるのであろう。しかしそれを「自然」として問題とせず「<text:span text:style-name="T4">風土</text:span>」として考察しようとすることには相当の理由がある。それを明らかにするために我々はまず<text:span text:style-name="T4">風土</text:span>の現象を明らかにしておかなくてはならぬ。 </text:p>
      <text:p text:style-name="Text_20_body">Ce que nous appelons ici <text:span text:style-name="T1">fūdo</text:span> est un terme général désignant le climat, la météorologie, la géologie, la fertilité du sol, la topographie, le paysage, etc., d'une certaine terre. <text:span text:style-name="T24">C’est ce qu’on</text:span> appelait autrefois <text:span text:style-name="T1">suitō</text:span> (eau et terre). On peut supposer que l'ancienne vision de la nature qui saisissait la nature comme environnement humain en tant que terre, eau, feu et vent se cache derrière ces concepts. Cependant, il existe <text:span text:style-name="T15">des</text:span> raison<text:span text:style-name="T15">s</text:span> <text:span text:style-name="T15">essentielles</text:span> <text:span text:style-name="T15">qui </text:span>nous <text:span text:style-name="T15">conduisent à </text:span>examiner cela comme “<text:span text:style-name="T1">fūdo”</text:span> plutôt que comme “nature”. Afin de clarifier cela, nous devons d'abord clarifier le<text:span text:style-name="T10">s</text:span> phénomène<text:span text:style-name="T10">s</text:span> d<text:span text:style-name="T14">e</text:span> <text:span text:style-name="T1">fūdo</text:span>.</text:p>
      <text:p text:style-name="P1">我々はすべていずれかの土地に住んでいる。従ってその土地の自然環境が、我々の欲すると否とにかかわらず、我々を「取り巻いて」いる。この事実は常識的にはきわめて確実である。そこで人は通例この自然環境をそれぞれの種類の自然現象として考察し、引いてはそれの「我々」に及ぼす影響をも問題とする。ある場合には生物学的、生理学的な対象としての我々に、他の場合には国家を形成するというごとき実践的な活動をするものとしての我々に。それらはおのおの専門的研究を必要とするほど複雑な関係を含んでいる。しかし我々にとって<text:soft-page-break/>問題となるのは日常直接の事実としての<text:span text:style-name="T4">風土</text:span>が果たしてそのまま自然現象と見られてよいかということである。自然科学がそれらを自然現象として取り扱うことはそれぞれの立場において当然のことであるが、しかし現象そのものが根源的に自然科学的対象であるか否かは別問題である。 </text:p>
      <text:p text:style-name="P1">Nous vivons tous sur un certain terr<text:span text:style-name="T15">itoir</text:span>e. Par conséquent, l'environnement naturel de ce terr<text:span text:style-name="T15">itoir</text:span>e nous "entoure", que nous le voulions ou non. Ce fait est, du point de vue du bon sens, absolument indiscutable. <text:s/><text:span text:style-name="T16">Ainsi</text:span>, <text:span text:style-name="T16">en général, </text:span>les gens examinent cet environnement naturel comme <text:span text:style-name="T16">un ensemble </text:span><text:s/>de phénomènes naturels <text:span text:style-name="T16">de</text:span> types divers, et se posent également la question de son influence sur “nous”. Dans certains cas, sur “nous” en tant qu'objets biologiques et physiologiques, dans d'autres cas, sur “nous” en tant que personnes qui mènent des activités pratiques telles que la formation d'un État. Ceux-ci <text:span text:style-name="T16">entre</text:span>tiennent des relations si complexes qu'ils nécessitent chacun une recherche spécialisée. Cependant, ce qui nous intéresse, c'est de savoir si l<text:span text:style-name="T14">e</text:span> <text:span text:style-name="T1">fūdo</text:span> en tant que fait direct et quotidien peut être considéré comme un phénomène naturel tel quel. Il est naturel que les sciences naturelles, dans leurs positions respectives, traitent <text:span text:style-name="T16">ces réalités </text:span>comme des phénomènes naturels, mais la question de savoir si ces phénomènes, en eux-mêmes, sont dès l'origine de simples objets des sciences naturelles, est une question entièrement différente.</text:p>
      <text:p text:style-name="P1">我々はこの問題を考えてみるために常識的に明白な気候の現象を、しかもその内の一契機に過ぎない寒さの現象を捕えてみよう。我々が寒さを感ずる、という事は、何人にも明白な疑いのない事実である。ところでその寒さとは何であろうか。一定の温度の空気が、すなわち物理的客観としての寒気が、我々の肉体に存する感覚機官を刺激し、そうして心理的主観としての我々がそれを一定の心理状態として経験することなのであろうか。もしそうであるならば、その「寒気」も「我々」もそれぞれ単独に、それ自身において存立し、その寒気が外から我々に迫り来ることによって初めて「我々が寒さを感ずる」という志向的関係が生ずることになる。従って寒気の我々に対する影響なるものが当然考えられてよい。 </text:p>
      <text:p text:style-name="P1"><text:soft-page-break/>Pour réfléchir à cette question, prenons <text:span text:style-name="T17">un</text:span> phénomène <text:s/>climatique qui semble, au regard du bon sens, absolument évident: <text:s/><text:span text:style-name="T17">le</text:span> phénomène du froid <text:span text:style-name="T17">sous</text:span> ses multiples aspects. Le fait que nous ressentons le froid est une réalité incontestable pour chacun. Mais qu'est-ce que ce froid ? Est-ce qu’<text:span text:style-name="T18">il s’agit <text:s/>d</text:span>'<text:span text:style-name="T18">un </text:span>air à une certaine température, c'est-à-dire <text:span text:style-name="T17">un</text:span> froid en tant qu'objet physique, <text:span text:style-name="T18">qui </text:span>stimule<text:span text:style-name="T18">rait</text:span> les organes sensoriels présents dans notre corps, et <text:span text:style-name="T18">qu’</text:span>ainsi nous, en tant que sujet psychologique, l'expérimentons <text:span text:style-name="T18">sous la forme</text:span> <text:span text:style-name="T18">d’</text:span>un état psychique <text:span text:style-name="T18">déterminé</text:span> ? Si tel est le cas, alors le “froid” et <text:s/><text:span text:style-name="T18">le </text:span>“nous” existent chacun indépendamment, <text:span text:style-name="T18">chacun</text:span> <text:span text:style-name="T18">par</text:span> <text:span text:style-name="T18">lui</text:span>-même, et ce n'est que lorsque le froid nous approche de l'extérieur que se produit <text:span text:style-name="T1">l</text:span><text:span text:style-name="T2">a relation</text:span><text:span text:style-name="T1"> intentionnel</text:span><text:span text:style-name="T2">le</text:span> <text:span text:style-name="T18">de</text:span> “nous ressentons le froid”. <text:span text:style-name="T18">De ce point de vue</text:span>, <text:span text:style-name="T19">il est naturel d’envisager que le froid exerce une </text:span>influence sur nous.</text:p>
      <text:p text:style-name="Text_20_body">が、果たしてそうであろうか。我々は寒さを感ずる前に寒気というごときものの独立の有をいかにして知るのであろうか。それは不可能である。我々は寒さを感ずることにおいて寒気を見いだすのである。しかもその寒気が外にあって我々に迫り来ると考えるのは、志向的関係についての誤解にほかならない。元来志向的関係は外より客観が迫り来ることによって初めて生ずるのではない。個人的意識について考察せられる限り、主観はそれ自身の内に志向的構造を持ち、主観としてすでに「何ものかに向ける」ものである。「寒さを感ずる」というその「感じ」は、寒気に向かって関係を起こす一つの「点」なのではなく、「……を感ずる」こととしてそれ自身すでに関係であり、この関係において寒さが見いだされるのである。だからかかる関係的構造としての志向性は、寒さにかかわる主観の一つの構造にほかならぬ。「我々が寒さを感ずる」ということはまず第一にはかかる「志向的体験」である。 </text:p>
      <text:p text:style-name="Text_20_body">Mais est-ce vraiment le cas ? Comment pourrions-nous connaître l'existence indépendante de quelque chose comme le froid avant d’<text:span text:style-name="T21">avoir la </text:span>sen<text:span text:style-name="T21">sa</text:span>ti<text:span text:style-name="T21">on</text:span> <text:span text:style-name="T21">du</text:span> froid ? C'est impossible. C'est en ressentant le froid que nous découvrons la sensation de froid. De plus, penser que <text:span text:style-name="T20">c</text:span>e froid e<text:span text:style-name="T20">xiste</text:span> à l'extérieur et <text:span text:style-name="T20">s’impose à </text:span>nous <text:span text:style-name="T20">n’</text:span>est <text:span text:style-name="T20">qu’</text:span>un <text:span text:style-name="T21">défaut de </text:span><text:span text:style-name="T20">compréhension de</text:span> la relation intentionnelle. À l'origine, la relation intentionnelle ne <text:span text:style-name="T20">na</text:span><text:span text:style-name="T8">ît</text:span> pas <text:span text:style-name="T20">du fait qu’</text:span><text:span text:style-name="T21">un </text:span>objet extérieur <text:span text:style-name="T20">s’impose à nous</text:span>. Dans <text:soft-page-break/>la mesure où l'on examine la conscience <text:span text:style-name="T20">individu</text:span>elle, le sujet <text:span text:style-name="T20">possède en lui-même</text:span> une structure intentionnelle, et en tant que sujet, il est déjà "<text:span text:style-name="T21">tourn</text:span>é vers quelque chose". L<text:span text:style-name="T21">a</text:span> "sen<text:span text:style-name="T21">sation</text:span>" de "ressentir le froid" n'est pas un "point" qui établit une relation avec le froid, mais en tant que "ressentir...", il est déjà une relation en soi, et c'est dans cette relation que le froid est <text:span text:style-name="T21">découvert</text:span>. <text:span text:style-name="T21">Ainsi</text:span>, l'intentionnalité en tant que structure relationnelle n'est rien d'autre qu'une structure du sujet <text:span text:style-name="T21">relative</text:span> au froid. "Nous ressentons le froid" est avant tout une "expérience intentionnelle" <text:span text:style-name="T20">de ce type</text:span>.</text:p>
      <text:p text:style-name="P2">しかしそれならば寒さは主観の体験の一契機に過ぎないではないか。そこに見いだされた寒気は「我れ」の境内の寒気である。しかるに我々が寒気と呼ぶものは、我れの外にある超越的客観であって、単なる我れの感じではない。主観的体験はいかにしてこの超越的客観に関係し得るか。すなわち寒さの感じというごときものがいかにして外気の冷たさに関係し得るか。——この問いは志向的関係において志向せられたものについての誤解を含んでいる。志向対象は心理的内容というごときものではない。従って客観的な寒気と独立に有るところの体験としての寒さが志向対象だというわけではない。我々が寒さを感ずるとき、我々は寒さの「感覚」を感ずるのではなく直接に「外気の冷たさ」あるいは「寒気」を感ずるのである。すなわち志向的体験において「感ぜられたるもの」としての寒さは、「主観的なもの」ではなくして「客観的なもの」なのである。だから寒さを感ずるという志向的な「かかわり」そのものが、すでに外気の寒冷にかかわっていると言ってよい。超越的有としての寒気というごときものは、この志向性において初めて成り立つ。従って寒さの感じが外気の寒冷といかにして関係するかというごとき問題は、本来存しないのである。 </text:p>
      <text:p text:style-name="P2">Mais alors, le froid n'est-il qu'un moment de l'expérience subjective ? Le froid qui s'y trouve est le froid à l'intérieur de "moi". Cependant, ce que nous appelons froid est un objet transcendantal extérieur à moi, et non une simple sensation de moi. Comment l'expérience subjective peut-elle se rapporter à cet objet transcendantal ? Autrement dit, comment une sensation de froid peut-elle se rapporter à la froideur de l'air extérieur ? - Cette question contient une incompréhension de ce qui est visé dans la relation <text:soft-page-break/>intentionnelle. L'objet intentionnel n'est pas une sorte de contenu psychologique. Par conséquent, il ne s'agit pas de dire que le froid en tant qu'expérience, qui existe indépendamment du froid objectif, est l'objet intentionnel. Lorsque nous ressentons le froid, nous ne ressentons pas la "sensation" de froid, mais directement la "froideur de l'air extérieur" ou le "froid". Autrement dit, le froid en tant que "ce qui est ressenti" dans l'expérience intentionnelle n'est pas "subjectif" mais "objectif". On peut donc dire que la "relation" intentionnelle de ressentir le froid est déjà liée à la froideur de l'air extérieur. Le froid en tant qu'être transcendantal n'existe qu'à travers cette intentionnalité. Par conséquent, le problème de savoir comment la sensation de froid se rapporte à la froideur de l'air extérieur n'existe pas en soi.</text:p>
      <text:p text:style-name="Text_20_body">かく見れば主観・客観の区別、従ってそれ自身単独に存立する「我々」と「寒気」との区別は一つの誤解である。寒さを感ずるとき、我々自身はすでに外気の寒冷のもとに宿っている。我々自身が寒さにかかわるということは、我々自身が寒さの中へ出ているということにほかならぬのである。かかる意味で我々自身の有り方は、ハイデッガーが力説するように、「外に出ている」（ex-sistere）ことを、従って志向性を、特徴とする。 </text:p>
      <text:p text:style-name="Text_20_body">Ainsi, la distinction entre sujet et objet, et par conséquent la distinction entre <text:span text:style-name="T23">un</text:span> "nous" et <text:span text:style-name="T23">un</text:span> "froid" qui existeraient indépendamment l'un de l'autre, est une incompréhension. Lorsque nous ressentons le froid, nous sommes déjà logés sous la froideur de l'air extérieur. Le fait que nous soyons liés au froid n'est rien d'autre que le fait que nous sortons dans le froid. En ce sens, notre propre manière d'être se caractérise, comme le souligne Heidegger, par le fait d'être "sorti" (<text:span text:style-name="T1">ex-sistere</text:span>), et donc par l'intentionnalité.</text:p>
      <text:p text:style-name="Text_20_body">そこでこういうことになる。我々自身は外に出ているものとしておのれ自身に対している。自己をふり返るという仕方でおのれ自身に向かうのでない時にも、すなわち反省を待つまでもなく、自己は我々自身にあらわである。反省は自己把捉の一つの様態に過ぎない。しかもそれは自己開示の仕方として原初のものではない。（もっともReflektierenをその視覚的な意味に、すなわち何ものかに突き当たってそこから反射すること、何ものかの方から反射においておのれを示<text:soft-page-break/>すこと、の意味に解するならば、それは自己が我々自身においてそれ自身あらわである仕方を言い現わしたものと見ることもできるであろう。）我々は寒さを感ずる。すなわち我々は寒さのうちへ出ている。だから寒さを感ずるということにおいて我々は寒さ自身のうちに自己を見いだすのである。しかしこのことは、我々が己れを寒さのなかに移し入れ、その移し入れられたる己れをそこにあるものとしてあとから見いだすのではない。寒さが初めて見いだされるときに我々自身はすでに寒さのうちへ出ているのである。だから最も根源的に「外に在る」ものは、寒気というごとき「もの」「対象」ではなくして、我々自身である。「外に出る」のは我々自身の構造の根本的規定であって、志向性もまたこれにもとづいたものにほかならない。寒さを感ずるのは一つの志向的体験であるが、そこにおいて我々は、すでに外に、すなわち寒さのうちへ、出ている己れを見るのである。 </text:p>
      <text:p text:style-name="Text_20_body">Ainsi, il en résulte que nous nous confrontons à nous-mêmes en tant qu'êtres qui sont sortis. Même lorsque nous ne nous tournons pas vers nous-mêmes en nous regardant, c'est-à-dire sans attendre la réflexion, le soi nous est révélé. La réflexion n'est qu'une modalité de la saisie de soi. De plus, ce n'est pas la manière originelle de la révélation de soi. (Cependant, si l'on interprète "<text:span text:style-name="T1">Reflektieren</text:span>" dans son sens visuel, c'est-à-dire comme le fait de heurter quelque chose et de s'y réfléchir, ou comme le fait de se révéler à travers la réflexion depuis quelque chose, on pourrait considérer que cela exprime la manière dont le soi se révèle en nous-mêmes.) Nous ressentons le froid. Autrement dit, nous sortons dans le froid. Par conséquent, en ressentant le froid, nous trouvons notre soi dans le froid lui-même. Mais cela ne signifie pas que nous nous déplaçons dans le froid et que nous trouvons ensuite ce soi déplacé comme quelque chose qui s'y trouve. Lorsque le froid est découvert pour la première fois, nous sommes déjà sortis dans le froid. Par conséquent, ce qui est le plus fondamentalement "dehors" n'est pas une "chose" ou un "objet" tel que le froid, mais nous-mêmes. "Sortir" est la détermination fondamentale de notre structure, et l'intentionnalité n'est rien d'autre que ce qui en découle. Ressentir le froid est une expérience intentionnelle, mais nous y voyons notre soi qui est déjà sorti, c'est-à-dire dans le froid.</text:p>
      <text:p text:style-name="Text_20_body"><text:soft-page-break/>以上は寒さを体験する個人的意識の視点において考察せられたものであるが、しかしそこで「我々は寒さを感ずる」と言い現わしても何ら支障がなかったように、寒さを体験するのは我々であって単に我れのみではない。我々は同じ寒さを共同に感ずる。だからこそ我々は寒さを言い現わす言葉を日常の挨拶に用い得るのである。我々の間に寒さの感じ方がおのおの異なっているということも、寒さを共同に感ずるという地盤においてのみ可能になる。この地盤を欠けば他我の中に寒さの体験があるという認識は全然不可能であろう。そうしてみれば、寒さの中に出ているのは単に我れのみではなくして我々である。否、我々であるところの我れ、我れであるところの我々である。「外に出る」ことを根本的規定としているのはかかる我々であって単なる我れではない。従って「外に出る」という構造も、寒気というごとき「もの」の中に出るよりも先に、すでに他の我れの中に出るということにおいて存している。これは志向的関係ではなくして「間柄」である。だから寒さにおいて己れを見いだすのは、根源的には間柄としての我々なのである。 </text:p>
      <text:p text:style-name="Text_20_body">Ce qui précède a été examiné du point de vue de la conscience individuelle qui expérimente le froid, mais comme il n'y avait aucun problème à dire "nous ressentons le froid", c'est nous qui expérimentons le froid, et pas seulement moi. Nous ressentons le même froid en commun. C'est pourquoi nous pouvons utiliser des mots pour exprimer le froid dans les salutations quotidiennes. Le fait que nos façons de ressentir le froid diffèrent les unes des autres n'est possible que sur la base d'une sensation commune du froid. En l'absence de cette base, la reconnaissance de l'expérience du froid chez autrui serait totalement impossible. Ainsi, ce n'est pas seulement moi, mais nous, qui sommes sortis dans le froid. Non, c'est moi en tant que nous, nous en tant que moi. Ce sont ces nous, et non pas simplement moi, qui ont pour détermination fondamentale le fait de "sortir". Par conséquent, la structure de "sortir" existe d'abord dans le fait de sortir dans l'autre moi, plutôt que dans une "chose" telle que le froid. Il s'agit d'une "relation", et non d'une relation intentionnelle. Par conséquent, c'est fondamentalement nous en tant que relation qui trouvons notre soi dans le froid.</text:p>
      <text:p text:style-name="Text_20_body"><text:soft-page-break/>寒さの現象が何であるかは以上においてほぼ明らかになったと思う。しかし我々は寒さというごとき気象的現象をただ一つ独立に体験するのではない。それは暖かさや暑さとの連関において、さらに風、雨、雪、日光、等々との連関において体験せられる。すなわち寒さは種々なる気象的現象の系列全体としての「気候」の中の一環に過ぎない。我々は寒風の中から暖かい室内にはいった時に、あるいは寒い冬のあとで柔らかい春風に吹かれた時に、あるいは激暑の真昼沛はい然ぜんとした夕立に逢った時に、常にそれらの我々自身でない気象においてまず我々自身を了解するのであり、従ってさらに気候の移り変わりにおいてもまず我々自身の移り変わりを了解するのである。が、この「気候」もまた単独に体験せられるのではない。それはある土地の地味・地形・景観などとの連関においてのみ体験せられる。寒風は「山おろし」でありあるいは「から風」である。春風は花を散らす風でありあるいは波を撫なでる風である。夏の暑さもまた旺盛な緑を萎なえさせる暑さでありあるいは子供を海に嬉戯せしめる暑さである。我々は花を散らす風において歓よろこびあるいは傷むところの我々自身を見いだすごとく、ひでりのころに樹木を直射する日光において心萎える我々自身を了解する。すなわち我々は「<text:span text:style-name="T4">風土</text:span>」において我々自身を、間柄としての我々自身を、見いだすのである。 </text:p>
      <text:p text:style-name="Text_20_body">Je pense que le phénomène du froid est maintenant à peu près clair. Cependant, nous n'expérimentons pas un phénomène météorologique tel que le froid de manière isolée. Il est expérimenté en relation avec la chaleur et la tiédeur, et en relation avec le vent, la pluie, la neige, la lumière du soleil, etc. Autrement dit, le froid n'est qu'un élément d'un "climat" en tant que série de divers phénomènes météorologiques. Lorsque nous entrons dans une pièce chaude après avoir été dans un vent froid, ou lorsque nous sommes soufflés par une brise printanière douce après un hiver froid, ou lorsque nous rencontrons une averse soudaine en plein milieu d'une chaleur torride, nous nous comprenons toujours d'abord dans ces phénomènes météorologiques qui ne sont pas nous-mêmes, et par conséquent, nous comprenons d'abord nos propres changements dans les changements climatiques. Mais ce "climat" n'est pas non plus expérimenté de manière isolée. Il n'est expérimenté qu'en relation avec le sol, le terrain, le <text:soft-page-break/>paysage, etc. d'une certaine terre. Le vent froid est un "vent de montagne" ou un "vent sec". La brise printanière est un vent qui disperse les fleurs ou un vent qui caresse les vagues. La chaleur de l'été est aussi une chaleur qui flétrit la verdure luxuriante ou une chaleur qui fait jouer les enfants dans la mer. Nous nous trouvons dans le vent qui disperse les fleurs, joyeux ou blessés, et nous nous comprenons dans la lumière du soleil qui frappe directement les arbres pendant la sécheresse, le cœur affaibli. Autrement dit, nous nous trouvons dans le "<text:span text:style-name="T1">fūdo</text:span>", nous-mêmes, nous-mêmes en tant que relation.</text:p>
      <text:p text:style-name="Text_20_body">このような自己了解は、寒さ暑さを感ずる「主観」としての、あるいは花を歓ぶ主観としての、「我れ」を理解することではない。我々はこれらの体験において「主観」に眼を向けはしない。寒さを感ずる時には我々は体を引きしめる、着物を着る、火鉢のそばによる。否、それよりもさらに強い関心をもって子供に着物を着せ、老人を火のそばへ押しやる。あるいは着物や炭を買い得るために労働する。炭屋は山で炭をやき、織布工場は反物を製造する。すなわち寒さとの「かかわり」においては、我々は寒さをふせぐさまざまの手段に個人的・社会的に入り込んで行くのである。同様に花を歓ぶときにも我々は「主観」に目を向けるのではなくして花に見とれる、あるいは花見に友人を誘い、あるいは花の下で仲間とともに飲み踊る。すなわち春の風景とのかかわりにおいては、それを享楽するさまざまの手段が個人的・社会的に実践せられるのである。同様なことは炎暑についても、あるいは暴風・洪水のごとき災害についても言えるであろう。我々はこれらのいわゆる「自然の暴威」とのかかわりにおいてまず迅速にそれを防ぐ共同の手段に入り込んで行く。<text:span text:style-name="T4">風土</text:span>における自己了解はまさしくかかる手段の発見としてあらわれるのであって、「主観」を理解することではない。 </text:p>
      <text:p text:style-name="Text_20_body">Cette forme de compréhension de soi n'est pas la compréhension du "moi" en tant que "sujet" qui ressent le froid et la chaleur, ou en tant que sujet qui se réjouit des fleurs. Dans ces expériences, nous ne nous tournons pas vers le "sujet". Lorsque nous ressentons le froid, nous resserrons notre corps, nous mettons des vêtements, nous nous approchons du brasero. Non, avec un intérêt encore plus fort, <text:soft-page-break/>nous habillons les enfants et poussons les personnes âgées vers le feu. Ou nous travaillons pour pouvoir acheter des vêtements et du charbon. Le charbonnier brûle du charbon dans les montagnes, et l'usine de tissage produit des rouleaux de tissu. Autrement dit, dans notre "relation" avec le froid, nous nous engageons personnellement et socialement dans divers moyens de prévenir le froid. De même, lorsque nous nous réjouissons des fleurs, nous ne nous tournons pas vers le "sujet", mais nous admirons les fleurs, ou nous invitons des amis à une contemplation de fleurs, ou nous buvons et dansons avec des amis sous les fleurs. Autrement dit, dans notre relation avec le paysage printanier, divers moyens de le savourer sont pratiqués personnellement et socialement. On peut en dire autant de la chaleur torride, ou des catastrophes telles que les tempêtes et les inondations. Dans notre relation avec ces soi-disant "forces de la nature", nous nous engageons rapidement dans des moyens communs de les prévenir. La compréhension de soi dans le <text:span text:style-name="T1">fūdo</text:span> apparaît précisément comme la découverte de tels moyens, et non comme la compréhension du "sujet".</text:p>
      <text:p text:style-name="P4">右のごとくして見いださるるさまざまの手段、たとえば着物、火鉢、炭焼き、家、花見、花の名所、堤防、排水路、風に対する家の構造、というごときものは、もとより我々自身の自由により我々自身が作り出したものである。しかし我々はそれを寒さや炎暑や湿気というごとき<text:span text:style-name="T4">風土</text:span>の諸現象とかかわることなく作り出したのではない。我々は<text:span text:style-name="T4">風土</text:span>において我々自身を見、その自己了解において我々自身の自由なる形成に向かったのである。しかも我々は寒さ暑さにおいて、あるいは暴風・洪水において、単に現在の我々の間において防ぐことをともにし働きをともにするというだけではない。我々は祖先以来の永い間の了解の堆積を我々のものとしているのである。家屋の様式は家を作る仕方の固定したものであると言われる。その仕方は<text:span text:style-name="T4">風土</text:span>とかかわりなしに成立するものではない。家は寒さを防ぐ道具であるとともに暑さを防ぐ道具でもある。寒暑のいずれがより多く防御を必要とするかによって右の仕方はまず規定されねばならぬ。さらにそれは暴風、洪水、地震、火事などにも堪え得なくてはならぬ。屋根の重みは地震に対して不利であっても暴風や洪水に対しては必要である。家屋はそれぞれの制約に適合しなくてはならない。さらに湿気は家屋の居住性<text:soft-page-break/>を厳密に規定する。強度の湿気に対しては極度に通風をよくせねばならぬ。木材、紙、泥などは湿気を防ぐには最もよき建築材料である。が、それらは火事に対して何の防御をも持たない。</text:p>
      <text:p text:style-name="P4">Les divers moyens découverts comme indiqué ci-dessus, tels que les vêtements, les braseros, la production de charbon, les maisons, la contemplation des fleurs, les lieux célèbres pour les fleurs, les digues, les canaux de drainage, la structure des maisons contre le vent, sont bien sûr créés par nous-mêmes grâce à notre propre liberté. Mais nous ne les avons pas créés sans nous rapporter aux divers phénomènes du <text:span text:style-name="T1">fūdo</text:span> tels que le froid, la chaleur torride et l'humidité. Nous nous sommes vus dans le <text:span text:style-name="T1">fūdo</text:span> et nous nous sommes tournés vers notre propre formation libre dans cette compréhension de soi. De plus, nous ne nous contentons pas de prévenir ensemble et de travailler ensemble dans le froid et la chaleur, ou dans les tempêtes et les inondations, entre nous qui sommes présents. Nous nous approprions l'accumulation de longue date de la compréhension de nos ancêtres. On dit que le style des maisons est une fixation de la manière de construire des maisons. Cette manière ne se réalise pas sans se rapporter au fūdo. La maison est à la fois un outil pour prévenir le froid et un outil pour prévenir la chaleur. La manière doit d'abord être déterminée par la question de savoir si le froid ou la chaleur nécessite le plus de défense. De plus, elle doit être capable de résister aux tempêtes, aux inondations, aux tremblements de terre, aux incendies, etc. Le poids du toit est défavorable aux tremblements de terre, mais nécessaire aux tempêtes et aux inondations. Les maisons doivent s'adapter à chaque contrainte. De plus, l'humidité détermine strictement l'habitabilité des maisons. Contre une forte humidité, la ventilation doit être extrêmement bonne. Le bois, le papier, la boue, etc. sont les meilleurs matériaux de construction pour prévenir l'humidité. Mais ils n'ont aucune défense contre les incendies.</text:p>
      <text:p text:style-name="P4">これらのさまざまの制約がその軽重の関係において秩序づけられつつ、ついにある地方の家屋の様式が作り上げられてくるのである。そうすれば家を作る仕方の固定は、<text:span text:style-name="T4">風土</text:span>における人間の自己了解の表現にほかならぬであろう。同様なことはまた着物の様式についても言われる。これもまた着物を作る仕方が永い間に社会的に固定したもので<text:soft-page-break/>あるが、その仕方を規定するものは<text:span text:style-name="T4">風土</text:span>である。ある地方に特有な着物の様式が、その地方の文化的優越のゆえに、<text:span text:style-name="T4">風土</text:span>の異なる他の地方に移植せられるということは、家屋の様式の場合よりも容易に起こり得ることであるが、しかしいかなる地方に移されようともその様式がそれを産んだ<text:span text:style-name="T4">風土</text:span>に規定せられているということは決して抹殺されはしない。洋服は半世紀の間行なわれていても依然として洋服である。このことは「食物」において一層顕著であろう。食物の生産に最も関係の深いのは<text:span text:style-name="T4">風土</text:span>である。人間は獣肉と魚肉とのいずれを欲するかに従って牧畜か漁業かのいずれかを選んだというわけではない。<text:span text:style-name="T4">風土</text:span>的に牧畜か漁業かが決定せられているゆえに、獣肉か魚肉かが欲せられるに至ったのである。同様に菜食か肉食かを決定したものもまた菜食主義者に見られるようなイデオロギーではなくして<text:span text:style-name="T4">風土</text:span>である。そうして我々の食欲は、食物一般というごときものを目ざしているのではなく、すでに永い間にできあがっている一定の料理の仕方において作られた食物に向かう。パンか飯か、ビステキかさしみか、等々が空腹時において欲せられるものなのである。この料理の様式が一つの民族の永い間の<text:span text:style-name="T4">風土</text:span>的自己了解を表現する。魚貝や海草を食うことは我々の祖先が農業を習得するよりも前からすでに行なっていたことなのである。 </text:p>
      <text:p text:style-name="P4">Ces diverses contraintes sont ordonnées dans leur relation de poids relatif, et c'est ainsi que le style des maisons d'une région donnée est finalement créé. Ainsi, la fixation de la manière de construire des maisons n'est rien d'autre que l'expression de la compréhension de soi de l'homme dans le fūdo (climat et culture d'une région). On peut en dire autant du style des vêtements. Il s'agit également d'une fixation sociale de la manière de fabriquer des vêtements au fil du temps, mais ce qui détermine cette manière est le fūdo. Il est plus facile que dans le cas du style des maisons qu'un style de vêtements propre à une région donnée soit transplanté dans d'autres régions avec des fūdo différents en raison de la supériorité culturelle de cette région, mais quel que soit l'endroit où il est transplanté, le fait que ce style soit déterminé par le fūdo qui l'a produit n'est jamais effacé. Les vêtements occidentaux, même après un demi-siècle de pratique, restent des vêtements occidentaux. Cela est encore <text:soft-page-break/>plus évident dans la "nourriture". Le fūdo est ce qui est le plus étroitement lié à la production alimentaire. Ce n'est pas parce que les humains voulaient de la viande ou du poisson qu'ils ont choisi l'élevage ou la pêche. C'est parce que l'élevage ou la pêche étaient déterminés par le fūdo que la viande ou le poisson ont fini par être désirés. De même, ce qui a déterminé le végétarisme ou le carnivorisme n'est pas une idéologie comme celle que l'on trouve chez les végétariens, mais le fūdo. Et notre appétit ne vise pas quelque chose comme la nourriture en général, mais la nourriture préparée selon une certaine manière de cuisiner qui a été établie au fil du temps. Le pain ou le riz, le steak ou le sashimi, etc., sont ce qui est désiré lorsque l'on a faim. Ce style de cuisine exprime la compréhension de soi fūdo d'un peuple au fil du temps. Manger des fruits de mer et des algues était déjà pratiqué par nos ancêtres avant qu'ils n'apprennent l'agriculture.</text:p>
      <text:p text:style-name="Text_20_body">我々はさらに<text:span text:style-name="T4">風土</text:span>の現象を文芸、美術、宗教、風習等あらゆる人間生活の表現のうちに見いだすことができる。<text:span text:style-name="T4">風土</text:span>が人間の自己了解の仕方である限りそれは当然のことであろう。我々は<text:span text:style-name="T4">風土</text:span>の現象をかかるものとして捕える。従ってそれが自然科学的対象と異なることは明白である。海草を使う料理の様式を<text:span text:style-name="T4">風土</text:span>現象として考察することは、<text:span text:style-name="T4">風土</text:span>を単に自然環境と見る立場ではない。いわんや芸術の様式を<text:span text:style-name="T4">風土</text:span>的に理解することは、<text:span text:style-name="T4">風土</text:span>が歴史と離れたものでないことを端的に示すのである。<text:span text:style-name="T4">風土</text:span>の現象について最もしばしば行なわれている誤解は、我々が最初に提示したごとき常識的な立場、すなわち自然環境と人間との間に影響を考える立場であるが、それはすでに具体的な<text:span text:style-name="T4">風土</text:span>の現象から人間存在あるいは歴史の契機を洗い去り、それを単なる自然環境として観照する立場に移しているのである。人間は単に<text:span text:style-name="T4">風土</text:span>に規定されるのみでない、逆に人間が<text:span text:style-name="T4">風土</text:span>に働きかけてそれを変化する、などと説かれるのは、皆この立場にほかならない。それはまだ真に<text:span text:style-name="T4">風土</text:span>の現象を見ていないのである。我々はそれに対して<text:span text:style-name="T4">風土</text:span>の現象がいかに人間の自己了解の仕方であるかを見て来た。人間の、すなわち個人的・社会的なる二重性格を持つ人間の、自己了解の運動は、同時に歴史的である。従って歴史と離れた<text:span text:style-name="T4">風土</text:span>もなければ<text:span text:style-name="T4">風土</text:span>と離れた歴史もない。が、これらのことは人間存在の根本構造からしてのみ明らかにされ得るのである。 </text:p>
      <text:p text:style-name="Text_20_body"><text:soft-page-break/>On peut en outre trouver le phénomène du fūdo (climat et culture d'une région) dans toutes les expressions de la vie humaine, telles que la littérature, l'art, la religion, les coutumes, etc. C'est naturel, puisque le fūdo est une manière de comprendre le soi humain. Nous appréhendons le phénomène du fūdo comme tel. Il est donc clair qu'il diffère des objets des sciences naturelles. Examiner le style culinaire qui utilise des algues marines comme un phénomène du fūdo n'est pas une position qui considère le fūdo simplement comme un environnement naturel. Il va sans dire que comprendre le style artistique du point de vue du fūdo montre clairement que le fūdo n'est pas séparé de l'histoire. L'incompréhension la plus fréquente concernant le phénomène du fūdo est la position de sens commun que nous avons présentée au début, c'est-à-dire la position qui considère l'influence entre l'environnement naturel et l'homme, mais elle est déjà passée à une position qui élimine les éléments de l'existence humaine ou de l'histoire des phénomènes concrets du fūdo et les observe simplement comme un environnement naturel. La thèse selon laquelle l'homme n'est pas seulement déterminé par le fūdo, mais qu'au contraire l'homme agit sur le fūdo et le change, etc., n'est rien d'autre que cette position. Cela ne voit pas encore le véritable phénomène du fūdo. Nous avons vu, au contraire, comment le phénomène du fūdo est une manière de comprendre le soi humain. Le mouvement de compréhension de soi de l'homme, c'est-à-dire de l'homme qui a le double caractère personnel et social, est simultanément historique. Par conséquent, il n'y a pas de fūdo séparé de l'histoire, ni d'histoire séparée du fūdo. Mais ces choses ne peuvent être clarifiées qu'à partir de la structure fondamentale de l'existence humaine. </text:p>
      <text:h text:style-name="Heading_20_2" text:outline-level="2">二 <text:line-break/>人間存在の<text:span text:style-name="T4">風土</text:span>的規定 </text:h>
      <text:p text:style-name="Text_20_body">前節において<text:span text:style-name="T4">風土</text:span>の現象は人間が己れを見いだす仕方として規定せられた。ところでその人間とは何であるか。それについての詳しい考察は他の研究に譲ってここでは立ち入らない。（おおよその輪郭は既刊『人間の学としての倫理学』の中に描かれている。詳しくは近く刊<text:soft-page-break/>行すべき『倫理学』を見られたい。）が、<text:span text:style-name="T4">風土</text:span>を人間存在の一つの規定として説くためには、この規定が人間存在の構造の中でいかなる位置を占めるかを、おおよそ見当づけておかなくてはならない。 </text:p>
      <text:p text:style-name="Text_20_body">（一） ここに人間と呼ばれるのは単に「人」（anthrōpos, homo, homme, man, Mensch）ではない。それは「人」でもあるが、しかし同時に人々の結合あるいは共同態としての社会でもある。人間のこの二重性格が人間の根本的性格である。従ってその一面である「人」をのみ取り扱うアントロポロギー、またその他面たる「社会」をのみ取り扱う社会学は、ともに人間の本質を捕えることができない。人間を真に根本的に把捉するためには、個であるとともにまた全であるごとき人間存在の根本構造を押えなくてはならぬ。かかる見当の下に人間存在の分析を行なうと、それが絶対的否定性の否定の運動であることが明らかにされる。人間存在はこの否定の運動の実現にほかならない。 </text:p>
      <text:p text:style-name="Text_20_body">（二） 右のごとき人間存在は無数の個人に分裂することを通じて種々の結合や共同態を形成する運動である。この分裂と合一とはあくまでも主体的実践的なものであるが、しかし主体的な身体なしに起こるものではない。従って主体的な意味における空間性・時間性が右のごとき運動の根本構造をなすのである。ここに空間と時間とがその根源的な姿において捕えられ、しかも空間と時間との相即不離が明らかにせられる。人間存在の構造をただ時間性としてのみ把捉しようとする試みは個人意識の底にのみ人間存在を見いだそうとする一面性に陥っている。人間存在の二重性格がまず人間の本質として把捉せられるならば、右のごとき時間性に即して同時に空間性が見いだされなくてはならないことは、直ちに明らかとなるであろう。 </text:p>
      <text:p text:style-name="Text_20_body">（三） 人間存在の空間的・時間的構造が明らかにせられるとき、人間の連帯性の構造もまたその真相を呈露する。人間の作るさまざまの共同態、結合態は、一定の秩序において内的に展開するところの体系である。それは社会の静的な構造と考えらるるごときものではなく、動的な運動の体系である。否定の運動の実現である。歴史と呼ばれるものはかくして形成せられて行く。 </text:p>
      <text:p text:style-name="Text_20_body">（四） ここにおいて人間存在の空間的・時間的構造は<text:span text:style-name="T4">風土性</text:span>・歴史<text:soft-page-break/>性として己れを現わしてくる。時間と空間との相即不離が歴史と<text:span text:style-name="T4">風土</text:span>との相即不離の根柢である。主体的人間の空間的構造にもとづくことなしには一切の社会的構造は不可能であり、社会的存在にもとづくことなしには時間性が歴史性となることはない。歴史性は社会的存在の構造なのである。ここに人間存在の有限的・無限的な二重性格も明らかとなるであろう。人は死に、人の間は変わる、しかし絶えず死に変わりつつ、人は生き人の間は続いている。それは絶えず終わることにおいて絶えず続くのである。個人の立場から見て「死への存在」であることは、社会の立場からは「生への存在」である。そうして人間存在は個人的・社会的なのである。が、歴史性のみが社会的存在の構造なのではない。<text:span text:style-name="T4">風土性</text:span>もまた社会的存在の構造であり、そうして歴史性と離すことのできないものである。歴史性と<text:span text:style-name="T4">風土性</text:span>との合一においていわば歴史は肉体を獲得する。もし「精神」が物質と対立するものであるならば歴史は決して単に精神の自己展開であることはできない。精神が自己を客体化する主体者である時にのみ、従って主体的な肉体を含むものである時にのみ、それは自己展開として歴史を造るのである。このような主体的肉体性とも言うべきものがまさに<text:span text:style-name="T4">風土性</text:span>なのである。人間の有限的・無限的二重性格は人間の歴史的・<text:span text:style-name="T4">風土</text:span>的構造として最も顕あらわになる。 </text:p>
      <text:p text:style-name="Text_20_body">これが<text:span text:style-name="T4">風土性</text:span>の現われる場所である。ここにおいて人間は単に一般的に「過去」を背負うのではなくして特殊な「<text:span text:style-name="T4">風土</text:span>的過去」を背負うのであり、一般的形式的な歴史性の構造は特殊的な実質によって充実せられることになる。人間の歴史的存在がある国土におけるある時代の人間の存在となるのは、右のことによって初めて可能なのである。しかしまたこの特殊的実質としての「<text:span text:style-name="T4">風土</text:span>」は、単なる<text:span text:style-name="T4">風土</text:span>として歴史と独立にあり、その後に実質として歴史の内に入り来るというのではない。それは初めより「歴史的<text:span text:style-name="T4">風土</text:span>」なのである。一言にして言えば、人間の歴史的・<text:span text:style-name="T4">風土</text:span>的二重構造においては、歴史は<text:span text:style-name="T4">風土</text:span>的歴史であり、<text:span text:style-name="T4">風土</text:span>は歴史的<text:span text:style-name="T4">風土</text:span>である。それぞれに孤立せしめられた歴史と<text:span text:style-name="T4">風土</text:span>とは、右のごとき具体的地盤からの抽象物に過ぎない。我々の問題とする<text:span text:style-name="T4">風土</text:span>はかく抽象せられる前の根源的な<text:span text:style-name="T4">風土</text:span>である。 </text:p>
      <text:p text:style-name="Text_20_body"><text:span text:style-name="T4">風土</text:span>的規定が人間存在の構造において占める場所は右のごとくである。そうすれば<text:span text:style-name="T4">風土</text:span>の問題が古来のアントロポロギーにおける肉体の<text:soft-page-break/>問題と何ほどかの相似を持つことは明らかであろう。アントロポロギーは個人的・社会的なる人間の二重性格から個人的性格のみを抽出して問題とする学問であった。そこでこの学問は、間柄から遊離せしめられた「人」を身心の二重性格において把捉しようと努力した。しかし身心の差別を明らかに把捉しようとする努力は、ついにこの差別における統一を見失わしめるに至った。その最も大いなる理由は身体をその具体的な主体性から引き離して「物体」と同視するに至ったところに存する。かくしてアントロポロギーは精神論と身体論とに分裂し、前者は心理学から哲学的認識論の方へ、後者は動物学の一分科たる「人類学」の方へ、あるいは生理学や解剖学の方へ、発展して行った。しかるに現代の哲学的アントロポロギーは、この分裂を克服して再び身心の二重性格における「人」を把捉しようと企てる。そこで問題の中心に来るのは、肉体が単なる「物体」ではないという洞察である。すなわち肉体の主体性である。しかしそれがアントロポロギーの伝統を守る限り、あくまでも「人」の学であって「人間」の学とはならない。そこで我々は人間の個人的・社会的な二重性格を最も根本的な問題とする立場に立って同様な問題を追跡してみる。肉体の主体性は人間存在の空間的・時間的構造を地盤として成り立つのである。従って主体的な肉体なるものは孤立せる肉体ではない。孤立しつつ合一し、合一において孤立するというごとき動的な構造を持つのが主体的肉体である。しかるにかかる動的な構造において種々の連帯性が開展せられる時、それは歴史的・<text:span text:style-name="T4">風土</text:span>的なものになる。<text:span text:style-name="T4">風土</text:span>もまた人間の肉体であったのである。しかるにそれは、個人の肉体が単なる「物体」と見られたように、単なる自然環境として客観的にのみ見られるに至った。そこで肉体の主体性が恢復さるべきであると同じ意味で<text:span text:style-name="T4">風土</text:span>の主体性が恢復されなくてはならぬのである。そうして見ると身心関係の最も根源的な意味は「人間」の身心関係に、すなわち歴史と<text:span text:style-name="T4">風土</text:span>との関係をも含んだ個人的・社会的な身心関係に、存すると言ってよい。 </text:p>
      <text:p text:style-name="Text_20_body"><text:span text:style-name="T4">風土</text:span>の問題の担っているこの重要な意義は、人間存在の構造を分析する試みに対して一つの決定的な指針を与える。人間存在の存在論的把捉はもはや単に時間性を構造とする「超越」によってのみは遂げられないのである。それはまず第一に他人において己れを見いだし、自<text:soft-page-break/>他の合一において絶対的否定性に還り行く、という意味での超越でなくてはならぬ。従って人と人との「間柄」が超越の場面でなくてはならぬ。すなわち自他を見いださしめる地盤としての間柄そのものが、本来すでに「外に出る」（ex-sistere）場面なのである。第二に超越は、右のごとき間柄の時間的構造として、本来すでに歴史的意義を帯びていなくてはならぬ。絶えず未来へ出て行くのはただ個人的意識においてのみではない。間柄そのものが未来へ出て行くのである。個人的意識における時間性は間柄の歴史性を地盤としそこから抽出せられたものに過ぎない。さらに第三に超越は<text:span text:style-name="T4">風土</text:span>的に外に出ることである。すなわち人間が<text:span text:style-name="T4">風土</text:span>において己れを見いだすことである。個人の立場ではそれは身体の自覚になる。が、一層具体的な地盤たる人間存在にとっては、それは共同態の形成の仕方、意識の仕方、従って言語の作り方、さらには生産の仕方や家屋の作り方等々において現われてくる。人間の存在構造としての超越はこれらすべてを含まなくてはならぬ。 </text:p>
      <text:p text:style-name="Text_20_body">かく見れば主体的な人間存在が己れを客体化する契機はちょうどこの<text:span text:style-name="T4">風土</text:span>に存するのである。<text:span text:style-name="T4">風土</text:span>の現象は我々がいかに外に出ている我々自身を見いだすかを示していた。寒さにおいて見いだされた我々自身は、着物、家というごとき道具となって我々に対立する。が、さらに、我々自身がそこに出て宿っている<text:span text:style-name="T4">風土</text:span>自身も、「使用せられるもの」としての道具になる。たとえば「寒さ」は我々を着物の方向に働き出させるものであるとともに、また食物への関心において豆腐を凍らせる寒さとして使用せられる。「暑さ」は我々に団扇う ち わを使わせるものであるとともに、また稲を育てる暑さである。「風」は我々に二百十日の無事を祈らせるものであるとともに、また帆をはらます風である。我々はかくのごときかかわりにおいてもまた<text:span text:style-name="T4">風土</text:span>のうちへ出で、そこからまた我々自身を、すなわち使用者としての我々自身を了解する。すなわち<text:span text:style-name="T4">風土</text:span>における自己の了解は同時に道具を己れに対立するものとして見いださしめるのである。 </text:p>
      <text:p text:style-name="Text_20_body">人間存在において最も手近に見いださるる物が道具であるという洞察はまことに教うるところの多いものである。元来「道具」とは本質的には……するためのもの」である。たとえば槌つちは「打つためのもの」であり靴は「はくためのもの」である。ところでこの……する<text:soft-page-break/>ためのもの」は、そのものが使用せられる目当てとしての「何のために」に対して、内在的な関係を持っている。たとえば槌は靴を作るための道具である。しかしまた靴も歩くための道具である。かく「何のため」を常に指示しつつ「するためのもの」であるところに、すなわち「ための連関」であるところに、道具の本質的な構造がある。そうして「ための連関」は人間の存在から出てくるのである。ところで我々はこのような「ための連関」を開始せしめる根元に人間存在の<text:span text:style-name="T4">風土</text:span>的規定を見いださざるを得ない。靴は歩くための道具であるが、しかし多くの人間はこの道具なくして歩くことができた。靴を必要としたのは寒さや暑さである。着物は着るためのものであるが、着るのはまず第一に寒さを防ぐためである。だから「ための連関」はその終局するところに<text:span text:style-name="T4">風土</text:span>的な自己了解を控えていると言わなくてはならぬ。たとえば我々は寒さや暑さにおいて自己を了解するとともに自己の自由にもとづいて「防ぐため」という一定の方向を取る。寒さ暑さの契機なしに全然自発的に着物を作り出すのではない。従って「防ぐために」から「何をもって」に向かって己れを指し示すときに、すでにそこに<text:span text:style-name="T4">風土</text:span>的な自己了解が顕わにされるのである。だからこそ着物は暖かくあるいは涼しく、厚くあるいは薄く、種々の形において製作せられる。羊毛、綿花、絹というごときものが衣服の材料として社会的に見いだされてくる。かく考えれば道具が一般に<text:span text:style-name="T4">風土</text:span>的規定と密接な連関を持つことは明白だと言わねばならぬ。従って道具が我々にとって最も手近なものであるということは、<text:span text:style-name="T4">風土</text:span>的規定が対象成立の最初の契機をなすということにほかならぬであろう。 </text:p>
      <text:p text:style-name="Text_20_body">かくのごとく<text:span text:style-name="T4">風土</text:span>は人間存在が己れを客体化する契機であるが、ちょうどその点においてまた人間は己れ自身を了解するのである。<text:span text:style-name="T4">風土</text:span>における自己発見性と言わるべきものがそれである。我々は日常何らかの意味において己れを見いだす。あるいは愉快な気持である、あるいは寂しい気持である。このような気持、気分、機嫌などは、単に心的状態とのみ見らるべきものではなくして、我々の存在の仕方である。しかもそれは我々自身が自由に選んだものではなく、「すでに定められた」有り方として我々に背負わされている。このような既定性、気持は、必ずしも<text:span text:style-name="T4">風土</text:span>的にのみ規定せられているのではない。我々の個人的・社会的な存在は、すでに有るところの間柄としてそれ<text:soft-page-break/>に属する個人の存在の仕方を定め、従って彼に一定の気持を与える。あるいはすでに有るところの歴史的情勢として社会に一定の気分を与える。しかしそれらとともに、またそれらとからみ合って、<text:span text:style-name="T4">風土</text:span>的負荷もまたきわめて顕著である。我々がある朝「爽さわやかな気分」において己れを見いだす。これは空気の温度と湿度とのある特定の状態が外から影響して内に爽やかな心的状態を引き起こしたとして説明せられている現象であるが、しかし具体的体験においては事情は全く異なっている。そこにあるのは心的状態ではなくして空気の爽やかさである。が、空気の温度や湿度として認識せられている対象は、この爽やかさそのものと何の似寄りも持たない。爽やかさは「あり方」であって「もの」でもなければ「ものの性質」でもない。それは空気というものに属してはいるが、空気自身でもなく空気の性質でもない。だから我々は空気というものによって一定のあり方を背負わされるのではない。空気が「爽やかさ」の有り方を持つことは取りも直さず我々自身が爽やかであることなのである。すなわち我々が空気において我々自身を見いだしているのである。しかしまた空気の爽やかさは心的状態の爽やかさではない。それを最もよく示すものは朝の爽やかな気分が直接に我々の間の挨拶として表現せられるという事実である。我々は空気の爽やかさにおいて我々自身を了解している。爽やかなのは己れの心的状態ではなくして空気なのである。だからこそ我々は、他人の心的状態に目を向けるというごとき手続きを経ることなく、直接に互いの間において「いいお天気で」「いい陽気になりました」などと挨拶する。我々はともに朝の空気の中へ出て、ともに一定の存在の仕方を背負うのである。 </text:p>
      <text:p text:style-name="Text_20_body">このような<text:span text:style-name="T4">風土</text:span>的負荷は我々の存在の内にきわめて豊富に見いだされる。晴れた日の晴れ晴れしい気持、梅雨の日の鬱うっ陶とうしい気持、若葉のころの生き生きとした気持、春雨のころのしめやかな気持、夏の朝の清々すがすがしい気持、暴風雨の日のすさまじい気持、——恐らく我々は、俳諧において季を持つあらゆる言葉をあげても、なおかかる負荷を尽くし得ぬであろう。かくて我々の存在は、無限に豊富な様態をもって<text:span text:style-name="T4">風土</text:span>的に規定せられることになる。我々はただに過去を背負うのみならずまた<text:span text:style-name="T4">風土</text:span>をも背負うのである。 </text:p>
      <text:p text:style-name="Text_20_body">もとより我々の存在はただに負荷的性格を持つのみならずまた自由<text:soft-page-break/>の性格を持つ。すでに有ることでありつつあらかじめ有ることであり、負荷されつつ自由である、というところに、我々の存在の歴史性が見られる。しかしその歴史性が<text:span text:style-name="T4">風土性</text:span>と相即せるものであり、従って負荷が過去を背負うに留まらずまた<text:span text:style-name="T4">風土</text:span>を背負うのであるならば、<text:span text:style-name="T4">風土</text:span>的規定は人間の自由なる発動にもまた一定の性格を与えるであろう。道具としての衣食住が<text:span text:style-name="T4">風土</text:span>的性格を帯びることは言うまでもなく、さらに根本的に、人間が己れを見いだすとき、すでに<text:span text:style-name="T4">風土</text:span>的規定の下に立っているとすれば、<text:span text:style-name="T4">風土</text:span>の型はやがて自己了解の型とならざるを得ないであろう。種々なる<text:span text:style-name="T4">風土</text:span>における種々の人間が、その存在の表現においてそれぞれ顕著な特性を持つ、ということは、存在的には我々に明白なことである。今やその存在論的な究明は、<text:span text:style-name="T4">風土</text:span>の型が人間の自己了解の型であるというところに到達した。そこで必要なことは右のごとき<text:span text:style-name="T4">風土</text:span>の型の発見である。 </text:p>
      <text:p text:style-name="Text_20_body">しからば我々はいかにして<text:span text:style-name="T4">風土</text:span>の型というごときものを見いだし得るであろうか。 </text:p>
      <text:p text:style-name="Text_20_body">上来説き来たった人間存在の<text:span text:style-name="T4">風土</text:span>的規定は、人間の歴史的・<text:span text:style-name="T4">風土</text:span>的構造一般の問題であって、具体的な人間存在の仕方の考察ではない。それは具体的な人間存在が必ずある国土ある時代に特有な仕方においてあるということを規定するに留まって、それがいかに特殊的であるかを問わない。従って存在論的に把捉せられた人間の存在の仕方は、直接に特殊存在の型を理解せしめるものではない。それはただかかる理解を媒介するものとして、存在的把捉を方法上導き得るに過ぎない。 </text:p>
      <text:p text:style-name="Text_20_body">しからば我々は具体的な人間の存在の仕方を、すなわちその特殊性における存在を、把捉するために、存在的な認識、すなわち歴史的・<text:span text:style-name="T4">風土</text:span>的な現象の直接的な理解に向かわなくてはならぬ。しかしそれが歴史的・<text:span text:style-name="T4">風土</text:span>的現象を単に客観的対象としてのみ取り扱うのならば、上来説き来たったごとき<text:span text:style-name="T4">風土</text:span>の意義は全然把捉せられないであろう。そこで我々は歴史的・<text:span text:style-name="T4">風土</text:span>的現象の理解に当たって厳密に存在論的規定の指導を待たねばならない。すなわちこれらの現象が人間の自覚的存在の表現であること、<text:span text:style-name="T4">風土</text:span>はかかる存在の自己客体化、自己発見の契機であること、従って主体的なる人間存在の型としての<text:span text:style-name="T4">風土</text:span>の型は<text:soft-page-break/><text:span text:style-name="T4">風土</text:span>的・歴史的現象の解釈によってのみ得られること、などに従わねばならない。だからそれは特殊的な存在の特殊性に向かう限り存在的認識であるが、その特殊的な仕方を人間の自覚的存在の様態として把捉する限り存在論的認識である。かくして人間の歴史的・<text:span text:style-name="T4">風土</text:span>的特殊構造の把捉は、存在論的・存在的認識となる。<text:span text:style-name="T4">風土</text:span>の型が問題となる限り、かくならざるを得ないのである。 </text:p>
      <text:p text:style-name="Text_20_body">そこで我々の考察は、特殊なる<text:span text:style-name="T4">風土</text:span>現象の直観から出発して人間存在の特殊性に入り込もうとする。もとより<text:span text:style-name="T4">風土</text:span>は歴史的<text:span text:style-name="T4">風土</text:span>であるがゆえに、<text:span text:style-name="T4">風土</text:span>の類型は同時に歴史の類型である。我々はそれに触れることを毫ごうも避けようとはしない。また避けることのできないものである。しかし我々はここに人間の歴史的・<text:span text:style-name="T4">風土</text:span>的特殊構造を特に<text:span text:style-name="T4">風土</text:span>の側から把捉しようと試みるのである。それはこの側からの考察が歴史の側からの考察に比して著しく閑却せられていることにも帰因する。閑却せられているのはこの問題が学的把捉にとってきわめて困難だからである。かつてヘルデルは「生ける自然」の「解釈」からして「人間の精神の<text:span text:style-name="T4">風土</text:span>学」を作ろうとした。そうしてそれはカントが批評したように、学的労作ではなくして詩人的想像の産物に類したものとなってしまった。この危険は<text:span text:style-name="T4">風土</text:span>を根本的に考察しようとする者を常に脅やかしている。しかしそれにもかかわらず<text:span text:style-name="T4">風土</text:span>の問題は根本的に取り扱われねばならぬのである。歴史の世界の考察が真に具体性を得るためにも、<text:span text:style-name="T4">風土</text:span>的特性の問題は根源的に明らかにされなくてはならない。 </text:p>
      <text:p text:style-name="Text_20_body">（昭和四年稿、六年改稿、十年補筆） </text:p>
      <text:p text:style-name="Text_20_body"/>
      <text:p text:style-name="Text_20_body"/>
      <text:p text:style-name="Text_20_body">-body 文字-</text:p>
      <text:p text:style-name="Marginalia">-margin 文字-</text:p>
      <text:p text:style-name="Caption">caption 文字</text:p>
      <text:p text:style-name="TextInfo">-info 文字-</text:p>
      <text:p text:style-name="TextHiLite">-HiLite <text:s/>文字-</text:p>
      <text:p text:style-name="TextTable">-Table 文字-</text:p>
      <text:p text:style-name="Text_20_body"><text:soft-page-break/></text:p>
      <text:h text:style-name="Heading_20_1" text:outline-level="1">-1-</text:h>
      <text:h text:style-name="Heading_20_2" text:outline-level="2">-2</text:h>
      <text:h text:style-name="Heading_20_3" text:outline-level="3">- 3-</text:h>
      <text:h text:style-name="Heading_20_4" text:outline-level="4">-4-</text:h>
      <text:h text:style-name="Heading_20_5" text:outline-level="5">5</text:h>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erif" fo:font-family="'DejaVu Serif'" style:font-style-name="Bold" style:font-family-generic="roman"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3-30T12:22:19.146918810</dc:date>
    <meta:editing-cycles>42</meta:editing-cycles>
    <meta:editing-duration>P11DT8H47M45S</meta:editing-duration>
    <meta:document-statistic meta:table-count="0" meta:image-count="0" meta:object-count="0" meta:page-count="30" meta:paragraph-count="76" meta:word-count="18960" meta:character-count="37583" meta:non-whitespace-character-count="33952"/>
    <meta:user-defined meta:name="Info 1"/>
    <meta:user-defined meta:name="Info 2"/>
    <meta:user-defined meta:name="Info 3"/>
    <meta:user-defined meta:name="Info 4"/>
  </office:meta>
</office:document-meta>
</file>